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25.05cm" fo:min-width="13cm"/>
    </style:style>
    <style:style style:name="gr2" style:family="graphic" style:parent-style-name="standard">
      <style:graphic-properties draw:stroke="none" svg:stroke-color="#000000" draw:fill="none" draw:fill-color="#ffffff"/>
    </style:style>
    <style:style style:name="gr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fo:min-height="0.13cm" fo:min-width="0.407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textarea-horizontal-align="justify" draw:textarea-vertical-align="middle" draw:auto-grow-height="false" fo:min-height="1.59cm" fo:min-width="1.552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 style:list-style-name="L3">
      <style:graphic-properties draw:stroke="dash" draw:stroke-dash="UML_20_Dash" svg:stroke-width="0cm" svg:stroke-color="#000000" draw:marker-start="Arrowheads_20_2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fill="none"/>
    </style:style>
    <style:style style:name="gr9" style:family="graphic" style:parent-style-name="standard" style:list-style-name="L3">
      <style:graphic-properties draw:stroke="dash" draw:stroke-dash="UML_20_Dash" svg:stroke-width="0cm" svg:stroke-color="#000000" draw:marker-start="Arrowheads_20_3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3">
      <style:graphic-properties draw:stroke="dash" draw:stroke-dash="UML_20_Dash" svg:stroke-width="0cm" svg:stroke-color="#000000" draw:marker-start="Arrowheads_20_4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fo:min-height="0.19cm" fo:min-width="0.667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fo:min-height="0.11cm" fo:min-width="0.667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3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b4c7dc"/>
      <style:paragraph-properties fo:text-align="center"/>
      <style:text-properties style:font-name="Arial"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25.3cm" svg:x="4.1cm" svg:y="2.3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1cm" svg:height="1.1cm" svg:x="6.6cm" svg:y="3cm">
          <draw:text-box>
            <text:p text:style-name="P2">Tea &amp; Biscuits App - Customer</text:p>
          </draw:text-box>
        </draw:frame>
        <draw:custom-shape draw:name="Actor" draw:style-name="gr3" draw:text-style-name="P5" draw:layer="layout" svg:width="0.7cm" svg:height="1.9cm" svg:x="2.3cm" svg:y="9.7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4"><text:span text:style-name="T1">Customer</text:span>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custom-shape draw:style-name="gr4" draw:text-style-name="P6" xml:id="id2" draw:id="id2" draw:layer="layout" svg:width="2.9cm" svg:height="2.6cm" svg:x="4.9cm" svg:y="5cm">
          <text:p text:style-name="P6"><text:span text:style-name="T2">Order Drink </text:span></text:p>
          <text:p text:style-name="P6"><text:span text:style-name="T2">and/or sn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2.9cm" svg:height="2.6cm" svg:x="4.9cm" svg:y="10.3cm">
          <text:p text:style-name="P2"><text:span text:style-name="T2">Add to </text:span></text:p>
          <text:p text:style-name="P2"><text:span text:style-name="T2">current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2.9cm" svg:height="2.6cm" svg:x="4.8cm" svg:y="14.1cm">
          <text:p text:style-name="P2"><text:span text:style-name="T2">See what </text:span></text:p>
          <text:p text:style-name="P2"><text:span text:style-name="T2">they’ve ord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7" draw:id="id7" draw:layer="layout" svg:width="2.9cm" svg:height="2.6cm" svg:x="4.9cm" svg:y="17cm">
          <text:p text:style-name="P2"><text:span text:style-name="T2">Cancel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3.2cm" svg:y1="10.5cm" svg:x2="5.1cm" svg:y2="7cm">
          <text:p/>
        </draw:line>
        <draw:line draw:style-name="gr5" draw:text-style-name="P7" draw:layer="layout" svg:x1="3.2cm" svg:y1="10.5cm" svg:x2="4.9cm" svg:y2="17.9cm">
          <text:p/>
        </draw:line>
        <draw:line draw:style-name="gr5" draw:text-style-name="P7" draw:layer="layout" svg:x1="3.2cm" svg:y1="10.5cm" svg:x2="4.9cm" svg:y2="11.4cm">
          <text:p/>
        </draw:line>
        <draw:line draw:style-name="gr5" draw:text-style-name="P7" draw:layer="layout" svg:x1="3.2cm" svg:y1="10.6cm" svg:x2="5.4cm" svg:y2="14.4cm">
          <text:p/>
        </draw:line>
        <draw:custom-shape draw:style-name="gr4" draw:text-style-name="P6" xml:id="id1" draw:id="id1" draw:layer="layout" svg:width="2.9cm" svg:height="2.6cm" svg:x="10.6cm" svg:y="10.3cm">
          <text:p text:style-name="P6"><text:span text:style-name="T2">Check what’s </text:span></text:p>
          <text:p text:style-name="P6"><text:span text:style-name="T2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1.024cm" svg:y1="10.68cm" svg:x2="7.8cm" svg:y2="6.3cm" draw:start-shape="id1" draw:start-glue-point="5" draw:end-shape="id2" draw:end-glue-point="10" svg:d="M11024 10680v-4380h-3224" svg:viewBox="0 0 3225 4381">
          <text:p/>
        </draw:connector>
        <draw:connector draw:style-name="gr7" draw:text-style-name="P8" draw:layer="layout" svg:x1="10.6cm" svg:y1="11.6cm" svg:x2="7.8cm" svg:y2="11.6cm" draw:start-shape="id1" draw:start-glue-point="6" draw:end-shape="id3" draw:end-glue-point="10" svg:d="M10600 11600h-2800" svg:viewBox="0 0 2801 1">
          <text:p/>
        </draw:connector>
        <draw:frame draw:style-name="gr8" draw:text-style-name="P9" draw:layer="layout" svg:width="2.221cm" svg:height="0.644cm" svg:x="7.879cm" svg:y="5.756cm">
          <draw:text-box>
            <text:p><text:span text:style-name="T2">&lt;&lt;include&gt;</text:span></text:p>
          </draw:text-box>
        </draw:frame>
        <draw:frame draw:style-name="gr8" draw:text-style-name="P9" draw:layer="layout" svg:width="2.424cm" svg:height="0.644cm" svg:x="7.7cm" svg:y="11cm">
          <draw:text-box>
            <text:p><text:span text:style-name="T2">&lt;&lt;include&gt;&gt;</text:span></text:p>
          </draw:text-box>
        </draw:frame>
        <draw:custom-shape draw:style-name="gr4" draw:text-style-name="P6" xml:id="id4" draw:id="id4" draw:layer="layout" svg:width="2.9cm" svg:height="2.6cm" svg:x="14.3cm" svg:y="7.2cm">
          <text:p text:style-name="P2"><text:span text:style-name="T2">Confirm / Create</text:span></text:p>
          <text:p text:style-name="P2"><text:span text:style-name="T2"><text:s/></text:span><text:span text:style-name="T2">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7.376cm" svg:y1="5.38cm" svg:x2="15.75cm" svg:y2="7.2cm" draw:start-shape="id2" draw:start-glue-point="11" draw:end-shape="id4" draw:end-glue-point="4" svg:d="M7376 5380v-881h8374v2701" svg:viewBox="0 0 8375 2702">
          <text:p/>
        </draw:connector>
        <draw:connector draw:style-name="gr10" draw:text-style-name="P8" draw:layer="layout" svg:x1="6.35cm" svg:y1="10.3cm" svg:x2="14.3cm" svg:y2="8.5cm" draw:start-shape="id3" draw:start-glue-point="4" draw:end-shape="id4" draw:end-glue-point="6" svg:d="M6350 10300v-1800h7950" svg:viewBox="0 0 7951 1801">
          <text:p/>
        </draw:connector>
        <draw:frame draw:style-name="gr8" draw:text-style-name="P9" draw:layer="layout" svg:width="2.424cm" svg:height="0.644cm" svg:x="11.876cm" svg:y="7.9cm">
          <draw:text-box>
            <text:p><text:span text:style-name="T2">&lt;&lt;extend&gt;&gt;</text:span></text:p>
          </draw:text-box>
        </draw:frame>
        <draw:frame draw:style-name="gr8" draw:text-style-name="P9" draw:layer="layout" svg:width="2.424cm" svg:height="0.644cm" svg:x="14.7cm" svg:y="10.3cm">
          <draw:text-box>
            <text:p><text:span text:style-name="T2">&lt;&lt;include&gt;&gt;</text:span></text:p>
          </draw:text-box>
        </draw:frame>
        <draw:frame draw:style-name="gr8" draw:text-style-name="P9" draw:layer="layout" svg:width="2.424cm" svg:height="0.644cm" svg:x="12.2cm" svg:y="4cm">
          <draw:text-box>
            <text:p><text:span text:style-name="T2">&lt;&lt;extend&gt;&gt;</text:span></text:p>
          </draw:text-box>
        </draw:frame>
        <draw:custom-shape draw:style-name="gr4" draw:text-style-name="P6" xml:id="id5" draw:id="id5" draw:layer="layout" svg:width="2.9cm" svg:height="2.6cm" svg:x="14.3cm" svg:y="14.1cm">
          <text:p text:style-name="P2"><text:span text:style-name="T2">Order L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14.3cm" svg:y1="15.4cm" svg:x2="7.7cm" svg:y2="15.4cm" draw:start-shape="id5" draw:start-glue-point="6" draw:end-shape="id6" draw:end-glue-point="10" svg:d="M14300 15400h-6600" svg:viewBox="0 0 6601 1">
          <text:p/>
        </draw:connector>
        <draw:frame draw:style-name="gr8" draw:text-style-name="P9" draw:layer="layout" svg:width="2.424cm" svg:height="0.644cm" svg:x="7.7cm" svg:y="14.756cm">
          <draw:text-box>
            <text:p><text:span text:style-name="T2">&lt;&lt;include&gt;&gt;</text:span></text:p>
          </draw:text-box>
        </draw:frame>
        <draw:connector draw:style-name="gr12" draw:text-style-name="P8" draw:layer="layout" svg:x1="15.75cm" svg:y1="14.1cm" svg:x2="15.75cm" svg:y2="9.8cm" draw:start-shape="id5" draw:start-glue-point="4" draw:end-shape="id4" draw:end-glue-point="8" svg:d="M15750 14100v-4300" svg:viewBox="0 0 1 4301">
          <text:p/>
        </draw:connector>
        <draw:connector draw:style-name="gr13" draw:text-style-name="P8" draw:layer="layout" svg:x1="14.724cm" svg:y1="16.32cm" svg:x2="7.8cm" svg:y2="18.3cm" draw:start-shape="id5" draw:start-glue-point="7" draw:end-shape="id7" draw:end-glue-point="10" svg:d="M14724 16320v1980h-6924" svg:viewBox="0 0 6925 1981">
          <text:p/>
        </draw:connector>
        <draw:frame draw:style-name="gr8" draw:text-style-name="P9" draw:layer="layout" svg:width="2.424cm" svg:height="0.644cm" svg:x="7.8cm" svg:y="17.656cm">
          <draw:text-box>
            <text:p><text:span text:style-name="T2">&lt;&lt;include&gt;&gt;</text:span></text:p>
          </draw:text-box>
        </draw:frame>
        <draw:custom-shape draw:style-name="gr4" draw:text-style-name="P6" xml:id="id8" draw:id="id8" draw:layer="layout" svg:width="2.9cm" svg:height="2.6cm" svg:x="11.6cm" svg:y="23.3cm">
          <text:p text:style-name="P2"><text:span text:style-name="T2">Check / Update </text:span></text:p>
          <text:p text:style-name="P2"><text:span text:style-name="T2">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12.024cm" svg:y1="23.68cm" svg:x2="12.05cm" svg:y2="12.9cm" draw:start-shape="id8" draw:start-glue-point="5" draw:end-shape="id1" draw:end-glue-point="8" svg:d="M12024 23680v-5580h26v-5200" svg:viewBox="0 0 27 10781">
          <text:p/>
        </draw:connector>
        <draw:frame draw:style-name="gr8" draw:text-style-name="P9" draw:layer="layout" svg:width="2.424cm" svg:height="0.644cm" svg:x="10.876cm" svg:y="13.656cm">
          <draw:text-box>
            <text:p><text:span text:style-name="T2">&lt;&lt;include&gt;&gt;</text:span></text:p>
          </draw:text-box>
        </draw:frame>
        <draw:connector draw:style-name="gr15" draw:text-style-name="P8" draw:layer="layout" svg:x1="13.05cm" svg:y1="23.3cm" svg:x2="15.75cm" svg:y2="16.7cm" draw:start-shape="id8" draw:start-glue-point="4" draw:end-shape="id5" draw:end-glue-point="8" svg:d="M13050 23300v-3300h2700v-3300" svg:viewBox="0 0 2701 6601">
          <text:p/>
        </draw:connector>
        <draw:frame draw:style-name="gr8" draw:text-style-name="P9" draw:layer="layout" svg:width="2.424cm" svg:height="0.644cm" svg:x="14.6cm" svg:y="18.856cm">
          <draw:text-box>
            <text:p><text:span text:style-name="T2">&lt;&lt;include&gt;&gt;</text:span></text:p>
          </draw:text-box>
        </draw:frame>
        <draw:frame draw:style-name="gr8" draw:text-style-name="P9" draw:layer="layout" svg:width="2.424cm" svg:height="0.644cm" svg:x="-7.324cm" svg:y="10.8cm">
          <draw:text-box>
            <text:p><text:span text:style-name="T2">&lt;&lt;include&gt;&gt;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3.5cm" svg:height="25.3cm" svg:x="4.1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9cm" svg:height="1.1cm" svg:x="6.6cm" svg:y="3cm">
          <draw:text-box>
            <text:p text:style-name="P2">Tea &amp; Biscuits App - Admin</text:p>
          </draw:text-box>
        </draw:frame>
        <draw:custom-shape draw:name="Actor" draw:style-name="gr16" draw:text-style-name="P5" draw:layer="layout" svg:width="0.9cm" svg:height="2.2cm" svg:x="1.7cm" svg:y="11.4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4"><text:span text:style-name="T1">Admin</text:span>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custom-shape draw:style-name="gr4" draw:text-style-name="P6" xml:id="id16" draw:id="id16" draw:layer="layout" svg:width="2.9cm" svg:height="2.6cm" svg:x="4.6cm" svg:y="17.7cm">
          <text:p text:style-name="P2"><text:span text:style-name="T2">Add more items </text:span></text:p>
          <text:p text:style-name="P2"><text:span text:style-name="T2">on 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7" draw:id="id17" draw:layer="layout" svg:width="2.9cm" svg:height="2.6cm" svg:x="4.7cm" svg:y="21.1cm">
          <text:p text:style-name="P2"><text:span text:style-name="T2">Edit details of </text:span></text:p>
          <text:p text:style-name="P2"><text:span text:style-name="T2">items on 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4" draw:id="id14" draw:layer="layout" svg:width="2.9cm" svg:height="2.6cm" svg:x="4.6cm" svg:y="11.4cm">
          <text:p text:style-name="P2"><text:span text:style-name="T2">Get Details </text:span></text:p>
          <text:p text:style-name="P2"><text:span text:style-name="T2">of items 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5" draw:id="id15" draw:layer="layout" svg:width="2.9cm" svg:height="2.6cm" svg:x="4.6cm" svg:y="14.4cm">
          <text:p text:style-name="P2"><text:span text:style-name="T2">Withdraw items </text:span></text:p>
          <text:p text:style-name="P2"><text:span text:style-name="T2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8" draw:id="id18" draw:layer="layout" svg:width="2.9cm" svg:height="2.6cm" svg:x="13.5cm" svg:y="23.1cm">
          <text:p text:style-name="P2"><text:span text:style-name="T2">See Customer </text:span></text:p>
          <text:p text:style-name="P2"><text:span text:style-name="T2">ord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ctor" draw:style-name="gr17" draw:text-style-name="P5" draw:layer="layout" svg:width="0.9cm" svg:height="1.8cm" svg:x="18.4cm" svg:y="22.993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4"><text:span text:style-name="T1">Admin</text:span>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custom-shape draw:style-name="gr4" draw:text-style-name="P6" xml:id="id10" draw:id="id10" draw:layer="layout" svg:width="2.9cm" svg:height="2.6cm" svg:x="4.5cm" svg:y="6.5cm">
          <text:p text:style-name="P2"><text:span text:style-name="T2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9" draw:id="id9" draw:layer="layout" svg:width="2.9cm" svg:height="2.6cm" svg:x="9.4cm" svg:y="4.1cm">
          <text:p text:style-name="P2"><text:span text:style-name="T2">Verify 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1" draw:id="id11" draw:layer="layout" svg:width="2.9cm" svg:height="2.6cm" svg:x="11.1cm" svg:y="6.5cm">
          <text:p text:style-name="P2"><text:span text:style-name="T2">Display Error 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svg:x1="9.4cm" svg:y1="5.4cm" svg:x2="6.976cm" svg:y2="6.88cm" draw:start-shape="id9" draw:start-glue-point="6" draw:end-shape="id10" draw:end-glue-point="11" svg:d="M9400 5400h-2424v1480" svg:viewBox="0 0 2425 1481">
          <text:p/>
        </draw:connector>
        <draw:connector draw:style-name="gr19" draw:text-style-name="P8" draw:layer="layout" svg:x1="7.4cm" svg:y1="7.8cm" svg:x2="11.1cm" svg:y2="7.8cm" draw:start-shape="id10" draw:start-glue-point="10" draw:end-shape="id11" draw:end-glue-point="6" svg:d="M7400 7800h3700" svg:viewBox="0 0 3701 1">
          <text:p/>
        </draw:connector>
        <draw:frame draw:style-name="gr8" draw:text-style-name="P9" draw:layer="layout" svg:width="2.424cm" svg:height="0.644cm" svg:x="5.876cm" svg:y="5.756cm">
          <draw:text-box>
            <text:p><text:span text:style-name="T2">&lt;&lt;include&gt;&gt;</text:span></text:p>
          </draw:text-box>
        </draw:frame>
        <draw:frame draw:style-name="gr8" draw:text-style-name="P9" draw:layer="layout" svg:width="2.424cm" svg:height="0.644cm" svg:x="8.676cm" svg:y="7.156cm">
          <draw:text-box>
            <text:p><text:span text:style-name="T2">&lt;&lt;extend&gt;&gt;</text:span></text:p>
          </draw:text-box>
        </draw:frame>
        <draw:custom-shape draw:style-name="gr4" draw:text-style-name="P6" xml:id="id12" draw:id="id12" draw:layer="layout" svg:width="2.9cm" svg:height="2.6cm" svg:x="13.5cm" svg:y="17.7cm">
          <text:p text:style-name="P2"><text:span text:style-name="T2">Check / Update </text:span></text:p>
          <text:p text:style-name="P2"><text:span text:style-name="T2">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9cm" svg:y1="8.6cm" svg:x2="2.8cm" svg:y2="12.3cm">
          <text:p/>
        </draw:line>
        <draw:custom-shape draw:style-name="gr4" draw:text-style-name="P6" xml:id="id13" draw:id="id13" draw:layer="layout" svg:width="2.9cm" svg:height="2.6cm" svg:x="10.4cm" svg:y="11.4cm">
          <text:p text:style-name="P6"><text:span text:style-name="T2">Check what’s </text:span></text:p>
          <text:p text:style-name="P6"><text:span text:style-name="T2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8" draw:layer="layout" svg:x1="14.95cm" svg:y1="17.7cm" svg:x2="13.3cm" svg:y2="12.7cm" draw:start-shape="id12" draw:start-glue-point="4" draw:end-shape="id13" draw:end-glue-point="10" svg:d="M14950 17700v-5000h-1650" svg:viewBox="0 0 1651 5001">
          <text:p/>
        </draw:connector>
        <draw:connector draw:style-name="gr21" draw:text-style-name="P8" draw:layer="layout" svg:x1="10.4cm" svg:y1="12.7cm" svg:x2="7.5cm" svg:y2="12.7cm" draw:start-shape="id13" draw:start-glue-point="6" draw:end-shape="id14" draw:end-glue-point="10" svg:d="M10400 12700h-2900" svg:viewBox="0 0 2901 1">
          <text:p/>
        </draw:connector>
        <draw:connector draw:style-name="gr22" draw:text-style-name="P8" draw:layer="layout" svg:x1="11.85cm" svg:y1="14cm" svg:x2="7.5cm" svg:y2="15.7cm" draw:start-shape="id13" draw:start-glue-point="8" draw:end-shape="id15" draw:end-glue-point="10" svg:d="M11850 14000v1700h-4350" svg:viewBox="0 0 4351 1701">
          <text:p/>
        </draw:connector>
        <draw:connector draw:style-name="gr23" draw:text-style-name="P8" draw:layer="layout" svg:x1="13.5cm" svg:y1="19cm" svg:x2="7.5cm" svg:y2="19cm" draw:start-shape="id12" draw:start-glue-point="6" draw:end-shape="id16" draw:end-glue-point="10" svg:d="M13500 19000h-6000" svg:viewBox="0 0 6001 1">
          <text:p/>
        </draw:connector>
        <draw:connector draw:style-name="gr24" draw:text-style-name="P8" draw:layer="layout" svg:x1="13.924cm" svg:y1="19.92cm" svg:x2="7.6cm" svg:y2="22.4cm" draw:start-shape="id12" draw:start-glue-point="7" draw:end-shape="id17" draw:end-glue-point="10" svg:d="M13924 19920v2480h-6324" svg:viewBox="0 0 6325 2481">
          <text:p/>
        </draw:connector>
        <draw:connector draw:style-name="gr25" draw:text-style-name="P8" draw:layer="layout" svg:x1="14.95cm" svg:y1="20.3cm" svg:x2="14.95cm" svg:y2="23.1cm" draw:start-shape="id12" draw:start-glue-point="8" draw:end-shape="id18" draw:end-glue-point="4" svg:d="M14950 20300v2800" svg:viewBox="0 0 1 2801">
          <text:p/>
        </draw:connector>
        <draw:frame draw:style-name="gr8" draw:text-style-name="P9" draw:layer="layout" svg:width="2.424cm" svg:height="0.644cm" svg:x="7.576cm" svg:y="21.8cm">
          <draw:text-box>
            <text:p><text:span text:style-name="T2">&lt;&lt;include&gt;&gt;</text:span></text:p>
          </draw:text-box>
        </draw:frame>
        <draw:frame draw:style-name="gr8" draw:text-style-name="P9" draw:layer="layout" svg:width="2.424cm" svg:height="0.644cm" svg:x="7.476cm" svg:y="18.356cm">
          <draw:text-box>
            <text:p><text:span text:style-name="T2">&lt;&lt;include&gt;&gt;</text:span></text:p>
          </draw:text-box>
        </draw:frame>
        <draw:frame draw:style-name="gr8" draw:text-style-name="P9" draw:layer="layout" svg:width="2.424cm" svg:height="0.644cm" svg:x="7.5cm" svg:y="15.1cm">
          <draw:text-box>
            <text:p><text:span text:style-name="T2">&lt;&lt;include&gt;&gt;</text:span></text:p>
          </draw:text-box>
        </draw:frame>
        <draw:frame draw:style-name="gr8" draw:text-style-name="P9" draw:layer="layout" svg:width="2.424cm" svg:height="0.644cm" svg:x="7.4cm" svg:y="12.056cm">
          <draw:text-box>
            <text:p><text:span text:style-name="T2">&lt;&lt;include&gt;&gt;</text:span></text:p>
          </draw:text-box>
        </draw:frame>
        <draw:frame draw:style-name="gr8" draw:text-style-name="P9" draw:layer="layout" svg:width="2.424cm" svg:height="0.644cm" svg:x="13.276cm" svg:y="12.056cm">
          <draw:text-box>
            <text:p><text:span text:style-name="T2">&lt;&lt;include&gt;&gt;</text:span></text:p>
          </draw:text-box>
        </draw:frame>
        <draw:frame draw:style-name="gr8" draw:text-style-name="P9" draw:layer="layout" svg:width="2.424cm" svg:height="0.644cm" svg:x="13.776cm" svg:y="22.3cm">
          <draw:text-box>
            <text:p><text:span text:style-name="T2">&lt;&lt;include&gt;&gt;</text:span></text:p>
          </draw:text-box>
        </draw:frame>
        <draw:line draw:style-name="gr5" draw:text-style-name="P7" draw:layer="layout" svg:x1="4.7cm" svg:y1="22.3cm" svg:x2="2.8cm" svg:y2="12.3cm">
          <text:p/>
        </draw:line>
        <draw:line draw:style-name="gr5" draw:text-style-name="P7" draw:layer="layout" svg:x1="4.7cm" svg:y1="18.3cm" svg:x2="2.8cm" svg:y2="12.3cm">
          <text:p/>
        </draw:line>
        <draw:line draw:style-name="gr5" draw:text-style-name="P7" draw:layer="layout" svg:x1="4.6cm" svg:y1="15.4cm" svg:x2="2.8cm" svg:y2="12.3cm">
          <text:p/>
        </draw:line>
        <draw:line draw:style-name="gr5" draw:text-style-name="P7" draw:layer="layout" svg:x1="4.6cm" svg:y1="12.7cm" svg:x2="2.8cm" svg:y2="12.3cm">
          <text:p/>
        </draw:line>
        <draw:line draw:style-name="gr5" draw:text-style-name="P7" draw:layer="layout" svg:x1="16.4cm" svg:y1="24.4cm" svg:x2="18.4cm" svg:y2="2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100 200" svg:d="M0 200l50-200 50 200h-4l-46-196-46 196z"/>
    <draw:marker draw:name="Arrowheads_20_3" draw:display-name="Arrowheads 3" svg:viewBox="0 0 100 200" svg:d="M0 200l50-200 50 200h-4l-46-196-46 196z"/>
    <draw:marker draw:name="Arrowheads_20_4" draw:display-name="Arrowheads 4" svg:viewBox="0 0 100 200" svg:d="M0 200l50-200 50 200h-4l-46-196-46 196z"/>
    <draw:marker draw:name="Arrowheads_20_7" draw:display-name="Arrowheads 7" svg:viewBox="0 0 100 200" svg:d="M0 200l50-200 50 200h-4l-46-196-46 196z"/>
    <draw:stroke-dash draw:name="Dashed_20__28_var_29__20_4" draw:display-name="Dashed (var) 4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0:24:58.367000000</meta:creation-date>
    <dc:date>2019-10-20T13:39:52.585000000</dc:date>
    <meta:editing-duration>PT7M28S</meta:editing-duration>
    <meta:editing-cycles>1</meta:editing-cycles>
    <meta:document-statistic meta:object-count="70"/>
    <meta:generator>LibreOffice/6.2.7.1$Windows_X86_64 LibreOffice_project/23edc44b61b830b7d749943e020e96f5a7df63bf</meta:generator>
  </office:meta>
</office:document-meta>
</file>